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pha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empo Computo</text:p>
          </table:table-cell>
          <table:table-cell office:value-type="string" calcext:value-type="string">
            <text:p>(con 1000 iter)11542,2</text:p>
          </table:table-cell>
          <table:table-cell office:value-type="string" calcext:value-type="string">
            <text:p>corrie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Media</text:p>
          </table:table-cell>
          <table:table-cell office:value-type="float" office:value="0.97" calcext:value-type="float">
            <text:p>0,97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17.435" calcext:value-type="float">
            <text:p>617,435</text:p>
          </table:table-cell>
          <table:table-cell office:value-type="float" office:value="0.9625" calcext:value-type="float">
            <text:p>0,962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10.387" calcext:value-type="float">
            <text:p>710,387</text:p>
          </table:table-cell>
          <table:table-cell office:value-type="float" office:value="0.867476" calcext:value-type="float">
            <text:p>0,86747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21.686" calcext:value-type="float">
            <text:p>721,686</text:p>
          </table:table-cell>
          <table:table-cell office:value-type="float" office:value="0.843286" calcext:value-type="float">
            <text:p>0,84328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3448.03" calcext:value-type="float">
            <text:p>3448,03</text:p>
          </table:table-cell>
          <table:table-cell office:value-type="float" office:value="0.577286" calcext:value-type="float">
            <text:p>0,577286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65.895" calcext:value-type="float">
            <text:p>865,895</text:p>
          </table:table-cell>
          <table:table-cell office:value-type="float" office:value="0.95831" calcext:value-type="float">
            <text:p>0,95831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068.11" calcext:value-type="float">
            <text:p>2068,11</text:p>
          </table:table-cell>
          <table:table-cell office:value-type="float" office:value="0.956929" calcext:value-type="float">
            <text:p>0,956929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PCA, K=10, alpha = 50</text:p>
          </table:table-cell>
          <table:table-cell/>
          <table:table-cell office:value-type="string" calcext:value-type="string">
            <text:p>k =2</text:p>
          </table:table-cell>
          <table:table-cell office:value-type="string" calcext:value-type="string">
            <text:p>k= 30</text:p>
          </table:table-cell>
          <table:table-cell office:value-type="string" calcext:value-type="string">
            <text:p>k= 100</text:p>
          </table:table-cell>
          <table:table-cell office:value-type="string" calcext:value-type="string">
            <text:p>k=500</text:p>
          </table:table-cell>
        </table:table-row>
        <table:table-row table:style-name="ro2">
          <table:table-cell office:value-type="string" calcext:value-type="string">
            <text:p>Tasa = 0</text:p>
          </table:table-cell>
          <table:table-cell/>
          <table:table-cell office:value-type="float" office:value="0.962857" calcext:value-type="float">
            <text:p>0,962857</text:p>
          </table:table-cell>
          <table:table-cell office:value-type="float" office:value="0.866429" calcext:value-type="float">
            <text:p>0,866429</text:p>
          </table:table-cell>
          <table:table-cell office:value-type="float" office:value="0.855238" calcext:value-type="float">
            <text:p>0,855238</text:p>
          </table:table-cell>
          <table:table-cell office:value-type="float" office:value="0.774286" calcext:value-type="float">
            <text:p>0,774286</text:p>
          </table:table-cell>
        </table:table-row>
        <table:table-row table:style-name="ro2">
          <table:table-cell office:value-type="string" calcext:value-type="string">
            <text:p>Tasa = 1</text:p>
          </table:table-cell>
          <table:table-cell/>
          <table:table-cell office:value-type="float" office:value="0.970476" calcext:value-type="float">
            <text:p>0,970476</text:p>
          </table:table-cell>
          <table:table-cell office:value-type="float" office:value="0.879048" calcext:value-type="float">
            <text:p>0,879048</text:p>
          </table:table-cell>
          <table:table-cell office:value-type="float" office:value="0.867619" calcext:value-type="float">
            <text:p>0,867619</text:p>
          </table:table-cell>
          <table:table-cell office:value-type="float" office:value="0.789286" calcext:value-type="float">
            <text:p>0,789286</text:p>
          </table:table-cell>
        </table:table-row>
        <table:table-row table:style-name="ro2">
          <table:table-cell office:value-type="string" calcext:value-type="string">
            <text:p>Tasa = 2</text:p>
          </table:table-cell>
          <table:table-cell/>
          <table:table-cell office:value-type="float" office:value="0.96619" calcext:value-type="float">
            <text:p>0,96619</text:p>
          </table:table-cell>
          <table:table-cell office:value-type="float" office:value="0.867619" calcext:value-type="float">
            <text:p>0,867619</text:p>
          </table:table-cell>
          <table:table-cell office:value-type="float" office:value="0.861667" calcext:value-type="float">
            <text:p>0,861667</text:p>
          </table:table-cell>
          <table:table-cell office:value-type="float" office:value="0.787143" calcext:value-type="float">
            <text:p>0,787143</text:p>
          </table:table-cell>
        </table:table-row>
        <table:table-row table:style-name="ro2">
          <table:table-cell office:value-type="string" calcext:value-type="string">
            <text:p>Tasa = 3</text:p>
          </table:table-cell>
          <table:table-cell/>
          <table:table-cell office:value-type="float" office:value="0.974286" calcext:value-type="float">
            <text:p>0,974286</text:p>
          </table:table-cell>
          <table:table-cell office:value-type="float" office:value="0.878095" calcext:value-type="float">
            <text:p>0,878095</text:p>
          </table:table-cell>
          <table:table-cell office:value-type="float" office:value="0.866905" calcext:value-type="float">
            <text:p>0,866905</text:p>
          </table:table-cell>
          <table:table-cell office:value-type="float" office:value="0.784762" calcext:value-type="float">
            <text:p>0,784762</text:p>
          </table:table-cell>
        </table:table-row>
        <table:table-row table:style-name="ro2">
          <table:table-cell office:value-type="string" calcext:value-type="string">
            <text:p>Tasa = 4</text:p>
          </table:table-cell>
          <table:table-cell/>
          <table:table-cell office:value-type="float" office:value="0.967143" calcext:value-type="float">
            <text:p>0,967143</text:p>
          </table:table-cell>
          <table:table-cell office:value-type="float" office:value="0.874286" calcext:value-type="float">
            <text:p>0,874286</text:p>
          </table:table-cell>
          <table:table-cell office:value-type="float" office:value="0.866429" calcext:value-type="float">
            <text:p>0,866429</text:p>
          </table:table-cell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Tasa = 5</text:p>
          </table:table-cell>
          <table:table-cell/>
          <table:table-cell office:value-type="float" office:value="0.971905" calcext:value-type="float">
            <text:p>0,971905</text:p>
          </table:table-cell>
          <table:table-cell office:value-type="float" office:value="0.884048" calcext:value-type="float">
            <text:p>0,884048</text:p>
          </table:table-cell>
          <table:table-cell office:value-type="float" office:value="0.867143" calcext:value-type="float">
            <text:p>0,867143</text:p>
          </table:table-cell>
          <table:table-cell office:value-type="float" office:value="0.800476" calcext:value-type="float">
            <text:p>0,800476</text:p>
          </table:table-cell>
        </table:table-row>
        <table:table-row table:style-name="ro2">
          <table:table-cell office:value-type="string" calcext:value-type="string">
            <text:p>Tasa = 6</text:p>
          </table:table-cell>
          <table:table-cell/>
          <table:table-cell office:value-type="float" office:value="0.962857" calcext:value-type="float">
            <text:p>0,962857</text:p>
          </table:table-cell>
          <table:table-cell office:value-type="float" office:value="0.863333" calcext:value-type="float">
            <text:p>0,863333</text:p>
          </table:table-cell>
          <table:table-cell office:value-type="float" office:value="0.852381" calcext:value-type="float">
            <text:p>0,852381</text:p>
          </table:table-cell>
          <table:table-cell office:value-type="float" office:value="0.770238" calcext:value-type="float">
            <text:p>0,770238</text:p>
          </table:table-cell>
        </table:table-row>
        <table:table-row table:style-name="ro2">
          <table:table-cell office:value-type="string" calcext:value-type="string">
            <text:p>Tasa = 7</text:p>
          </table:table-cell>
          <table:table-cell/>
          <table:table-cell office:value-type="float" office:value="0.970476" calcext:value-type="float">
            <text:p>0,970476</text:p>
          </table:table-cell>
          <table:table-cell office:value-type="float" office:value="0.871905" calcext:value-type="float">
            <text:p>0,871905</text:p>
          </table:table-cell>
          <table:table-cell office:value-type="float" office:value="0.86" calcext:value-type="float">
            <text:p>0,86</text:p>
          </table:table-cell>
          <table:table-cell office:value-type="float" office:value="0.776429" calcext:value-type="float">
            <text:p>0,776429</text:p>
          </table:table-cell>
        </table:table-row>
        <table:table-row table:style-name="ro2">
          <table:table-cell office:value-type="string" calcext:value-type="string">
            <text:p>Tasa = 8</text:p>
          </table:table-cell>
          <table:table-cell/>
          <table:table-cell office:value-type="float" office:value="0.96619" calcext:value-type="float">
            <text:p>0,96619</text:p>
          </table:table-cell>
          <table:table-cell office:value-type="float" office:value="0.871667" calcext:value-type="float">
            <text:p>0,871667</text:p>
          </table:table-cell>
          <table:table-cell office:value-type="float" office:value="0.860238" calcext:value-type="float">
            <text:p>0,860238</text:p>
          </table:table-cell>
          <table:table-cell office:value-type="float" office:value="0.782471" calcext:value-type="float">
            <text:p>0,782471</text:p>
          </table:table-cell>
        </table:table-row>
        <table:table-row table:style-name="ro2">
          <table:table-cell office:value-type="string" calcext:value-type="string">
            <text:p>Tasa = 9</text:p>
          </table:table-cell>
          <table:table-cell/>
          <table:table-cell office:value-type="float" office:value="0.964524" calcext:value-type="float">
            <text:p>0,964524</text:p>
          </table:table-cell>
          <table:table-cell office:value-type="float" office:value="0.875714" calcext:value-type="float">
            <text:p>0,875714</text:p>
          </table:table-cell>
          <table:table-cell office:value-type="float" office:value="0.860714" calcext:value-type="float">
            <text:p>0,860714</text:p>
          </table:table-cell>
          <table:table-cell office:value-type="float" office:value="0.781464" calcext:value-type="float">
            <text:p>0,781464</text:p>
          </table:table-cell>
        </table:table-row>
        <table:table-row table:style-name="ro2">
          <table:table-cell office:value-type="string" calcext:value-type="string">
            <text:p>Tasa promedio</text:p>
          </table:table-cell>
          <table:table-cell/>
          <table:table-cell office:value-type="float" office:value="0.96769" calcext:value-type="float">
            <text:p>0,96769</text:p>
          </table:table-cell>
          <table:table-cell office:value-type="float" office:value="0.873214" calcext:value-type="float">
            <text:p>0,873214</text:p>
          </table:table-cell>
          <table:table-cell office:value-type="float" office:value="0.861833" calcext:value-type="float">
            <text:p>0,861833</text:p>
          </table:table-cell>
          <table:table-cell office:value-type="float" office:value="0.782655" calcext:value-type="float">
            <text:p>0,782655</text:p>
          </table:table-cell>
        </table:table-row>
        <table:table-row table:style-name="ro2">
          <table:table-cell office:value-type="string" calcext:value-type="string">
            <text:p>tiempo de computo</text:p>
          </table:table-cell>
          <table:table-cell/>
          <table:table-cell office:value-type="float" office:value="12842.6" calcext:value-type="float">
            <text:p>12842,6</text:p>
          </table:table-cell>
          <table:table-cell office:value-type="float" office:value="12960.7" calcext:value-type="float">
            <text:p>12960,7</text:p>
          </table:table-cell>
          <table:table-cell office:value-type="float" office:value="13482" calcext:value-type="float">
            <text:p>13482</text:p>
          </table:table-cell>
          <table:table-cell office:value-type="float" office:value="15678.3" calcext:value-type="float">
            <text:p>15678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3:50:59.9623816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8:06.641078474</meta:creation-date>
    <dc:date>2015-05-11T13:52:32.176904613</dc:date>
    <meta:editing-duration>PT3H33M1S</meta:editing-duration>
    <meta:editing-cycles>11</meta:editing-cycles>
    <meta:generator>LibreOffice/4.2.8.2$Linux_X86_64 LibreOffice_project/420m0$Build-2</meta:generator>
    <meta:document-statistic meta:table-count="1" meta:cell-count="116" meta:object-count="0"/>
  </office:meta>
</office:document-meta>
</file>